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11pt" style:font-size-asian="11pt" style:font-size-complex="11pt"/>
    </style:style>
    <style:style style:name="P2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8pt" style:font-size-asian="8pt" style:font-size-complex="8pt"/>
    </style:style>
    <style:style style:name="P3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8pt" style:font-size-asian="8pt" style:font-size-complex="8pt"/>
    </style:style>
    <style:style style:name="P4" style:family="paragraph" style:parent-style-name="Text_20_body" style:master-page-name="">
      <style:paragraph-properties fo:margin-top="0cm" fo:margin-bottom="0cm" fo:text-align="justify" style:justify-single-word="false" fo:keep-together="auto" style:page-number="auto" style:shadow="none" fo:keep-with-next="always"/>
      <style:text-properties fo:color="#000000" style:font-name="Arial" fo:font-size="11pt" style:font-size-asian="11pt" style:font-size-complex="11pt"/>
    </style:style>
    <style:style style:name="P5" style:family="paragraph" style:parent-style-name="Text_20_body" style:master-page-name="">
      <style:paragraph-properties fo:margin-top="0cm" fo:margin-bottom="0cm" fo:text-align="justify" style:justify-single-word="false" fo:keep-together="auto" style:page-number="auto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7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8" style:family="paragraph" style:parent-style-name="Text_20_body">
      <style:paragraph-properties fo:margin-top="0cm" fo:margin-bottom="0cm"/>
      <style:text-properties fo:color="#000000" style:font-name="Arial" fo:font-size="8pt" style:font-size-asian="8pt" style:font-size-complex="8pt"/>
    </style:style>
    <style:style style:name="P9" style:family="paragraph" style:parent-style-name="Text_20_body">
      <style:paragraph-properties fo:margin-top="0cm" fo:margin-bottom="0cm" style:shadow="none"/>
      <style:text-properties fo:color="#000000" style:font-name="Arial" fo:font-size="8pt" style:font-size-asian="8pt" style:font-size-complex="8pt"/>
    </style:style>
    <style:style style:name="P10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8pt" style:font-size-asian="8pt" style:font-size-complex="8pt"/>
    </style:style>
    <style:style style:name="P11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cm" fo:text-align="justify" style:justify-single-word="false" fo:keep-together="always" style:shadow="none" fo:keep-with-next="always"/>
      <style:text-properties fo:color="#000000" style:font-name="Arial" fo:font-size="8pt" fo:language="fr" fo:country="FR" fo:background-color="#ffffff" style:font-size-asian="8pt" style:font-size-complex="8pt"/>
    </style:style>
    <style:style style:name="P14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5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6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keep-together="always" fo:text-indent="0cm" style:auto-text-indent="false" style:shadow="none" fo:keep-with-next="always"/>
      <style:text-properties style:font-name="Arial" fo:font-size="8pt" style:font-size-asian="8pt" style:font-size-complex="8pt"/>
    </style:style>
    <style:style style:name="P18" style:family="paragraph" style:parent-style-name="Text_20_body" style:master-page-name="First_20_Page">
      <style:paragraph-properties fo:margin-top="0cm" fo:margin-bottom="0cm" fo:text-align="center" style:justify-single-word="false" style:page-number="auto"/>
      <style:text-properties fo:color="#000000" style:font-name="Arial" fo:font-size="8pt" fo:language="fr" fo:country="FR" fo:background-color="#ffffff"/>
    </style:style>
    <style:style style:name="P19" style:family="paragraph" style:parent-style-name="Text_20_body" style:master-page-name="">
      <style:paragraph-properties fo:margin-top="0cm" fo:margin-bottom="0cm" fo:keep-together="auto" fo:orphans="0" style:page-number="auto" fo:background-color="transparent" style:shadow="none" fo:keep-with-next="auto">
        <style:background-image/>
      </style:paragraph-properties>
      <style:text-properties fo:color="#000000" style:font-name="Arial" fo:font-size="11pt" fo:language="fr" fo:country="FR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%#include enTetesDecisionRFM#%</text:p>
      <text:p text:style-name="P15">%=LIBELLE_REF=%</text:p>
      <text:p text:style-name="P14">%=LIBELLE_TEL=%</text:p>
      <text:p text:style-name="P6">%=IS_COPIE=%</text:p>
      <text:p text:style-name="P7">%=NSS=%<text:tab/><text:tab/><text:tab/><text:tab/><text:tab/> <text:s text:c="10"/><text:span text:style-name="T2">%=DATE_ET_LIEU=%</text:span></text:p>
      <text:p text:style-name="P7">%=AYANT_DROIT=%</text:p>
      <text:p text:style-name="P8"/>
      <text:p text:style-name="P16">%=titreDecision=%</text:p>
      <text:p text:style-name="P9"/>
      <text:p text:style-name="P11">%=TITRE=%</text:p>
      <text:p text:style-name="P9"/>
      <text:p text:style-name="P12">%=PARAGRAPHE1=%</text:p>
      <text:p text:style-name="P10"/>
      <text:p text:style-name="P12">%=PARAGRAPHE2=%</text:p>
      <text:p text:style-name="P10"/>
      <text:p text:style-name="P12">%=PARAGRAPHE3=%</text:p>
      <text:p text:style-name="P10"/>
      <text:p text:style-name="P12">%=PARAGRAPHE4_DEBUT=%<text:span text:style-name="T5"> </text:span><text:span text:style-name="T3">%=PARAGRAPHE4_GRAS=%</text:span><text:span text:style-name="T4"> </text:span>%=PARAGRAPHE4_FIN=%</text:p>
      <text:p text:style-name="P10"/>
      <text:p text:style-name="P1">%#include tabCalculDecisionRegimeRefusRFM#%</text:p>
      <text:p text:style-name="P2"/>
      <text:p text:style-name="P4">%=PARAGRAPHE5=%</text:p>
      <text:p text:style-name="P3"/>
      <text:p text:style-name="P5">%=SALUTATIONS=%</text:p>
      <text:p text:style-name="P19"><text:tab/><text:tab/><text:tab/><text:tab/><text:tab/><text:tab/><text:tab/>%#include signatureRFM#%</text:p>
      <text:p text:style-name="P17">%=pushToEnd()=%<text:span text:style-name="T1">%=PARAGRAPHE7_TITRE=%</text:span>%=PARAGRAPHE7_TEXTE=%</text:p>
      <text:p text:style-name="P13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keep-together="auto" fo:orphans="0" style:page-number="auto" fo:keep-with-next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6-11-22T16:50:59.32</dc:date>
    <meta:editing-cycles>47</meta:editing-cycles>
    <meta:editing-duration>PT5H11M52S</meta:editing-duration>
    <meta:document-statistic meta:table-count="0" meta:image-count="0" meta:object-count="0" meta:page-count="1" meta:paragraph-count="18" meta:word-count="25" meta:character-count="453"/>
    <meta:user-defined meta:name="Info 1"/>
    <meta:user-defined meta:name="Info 2"/>
    <meta:user-defined meta:name="Info 3"/>
    <meta:user-defined meta:name="Info 4"/>
  </office:meta>
</office:document-meta>
</file>